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23.98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2.847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4" table:default-cell-style-name="ce19"/>
        <table:table-column table:style-name="co5" table:default-cell-style-name="ce10"/>
        <table:table-column table:style-name="co6" table:default-cell-style-name="ce2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11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klearn Evaluatio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data profil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Fast EDA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skev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3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(alpha=1.0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1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3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4"/>
          <table:named-range table:name="_xlnm._FilterDatabase_0" table:base-cell-address="$meta_package.$A$1" table:cell-range-address="$package.$A$1:.$G$134"/>
          <table:named-range table:name="_xlnm._FilterDatabase_0_0" table:base-cell-address="$meta_package.$A$1" table:cell-range-address="$package.$A$1:.$G$132"/>
          <table:named-range table:name="_xlnm._FilterDatabase_0_0_0" table:base-cell-address="$meta_package.$A$1" table:cell-range-address="$package.$A$1:.$F$132"/>
          <table:named-range table:name="_xlnm._FilterDatabase_0_0_0_0" table:base-cell-address="$meta_package.$A$1" table:cell-range-address="$package.$A$1:.$F$12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6"/>
        <table:table-column table:style-name="co24" table:default-cell-style-name="ce19"/>
        <table:table-column table:style-name="co25" table:number-columns-repeated="3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number-columns-repeated="2" table:default-cell-style-name="ce19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7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skev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level_1_model_pos</text:p>
          </table:table-cell>
          <table:table-cell table:style-name="ce4" office:value-type="string" calcext:value-type="string">
            <text:p>document_no_optimization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chnical Parameter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(EDA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rop user's columns &amp; Duplicates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, target_col, t=1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1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Yellow Brick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1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Model selec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 \nbinary = True if classes.shape[0] == 2 else False" 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, binary=binary);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eature sel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5" office:value-type="string" calcext:value-type="string">
            <text:p><text:span text:style-name="T1">"classes = y.unique()  \nbinary = True if classes.shape[0] == 2 else False \nroc_auc(model, X_train, y_train, X_test = X_test, y_test = y_test, classes = classes, binary=binary);</text:span>" 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 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building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 "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 </text:span>"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 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 </text:span>"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 "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level_0_f = list(set(level_0) &amp; set(model_filtering(level_0, model_imp_0, threshold_model, score_stack_0, threshold_score)))"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"classes = y.unique() <text:s/>\nbinary = True if classes.shape[0] == 2 else False \nroc_auc(model, X_train, y_train, X_test = X_test, y_test = y_test, classes = classes, binary=binary);" 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5]+1" office:value-type="float" office:value="235" calcext:value-type="float">
            <text:p>2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2]+1" office:value-type="float" office:value="242" calcext:value-type="float">
            <text:p>2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43]+1" office:value-type="float" office:value="243" calcext:value-type="float">
            <text:p>24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44]+1" office:value-type="float" office:value="244" calcext:value-type="float">
            <text:p>2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45]+1" office:value-type="float" office:value="245" calcext:value-type="float">
            <text:p>2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46]+1" office:value-type="float" office:value="246" calcext:value-type="float">
            <text:p>24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st &amp; 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7]+1" office:value-type="float" office:value="247" calcext:value-type="float">
            <text:p>24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the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48]+1" office:value-type="float" office:value="248" calcext:value-type="float">
            <text:p>24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the server</text:p>
          </table:table-cell>
          <table:table-cell office:value-type="string" calcext:value-type="string">
            <text:p><text:span text:style-name="T1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2" table:formula="of:=[.A249]+1" office:value-type="float" office:value="249" calcext:value-type="float">
            <text:p>24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[Test the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50]+1" office:value-type="float" office:value="250" calcext:value-type="float">
            <text:p>250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24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6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S2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0:44:27.013488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5-17T10:54:33.056710337</dc:date>
    <meta:editing-cycles>789</meta:editing-cycles>
    <meta:editing-duration>P12DT20H51M3S</meta:editing-duration>
    <meta:generator>LibreOffice/7.5.9.2$Linux_X86_64 LibreOffice_project/50$Build-2</meta:generator>
    <meta:document-statistic meta:table-count="4" meta:cell-count="6209" meta:object-count="0"/>
  </office:meta>
</office:document-meta>
</file>